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1DBD000052220000741E43E0F30E18BCA44F.svg" manifest:media-type="image/svg+xml"/>
  <manifest:file-entry manifest:full-path="Pictures/10003FF500001F1C00002972344E1AE2F2486902.svg" manifest:media-type="image/svg+xml"/>
  <manifest:file-entry manifest:full-path="Pictures/100002010000025300000349F03DBC013726D806.png" manifest:media-type="image/png"/>
  <manifest:file-entry manifest:full-path="Pictures/1000020100000178000001F5255396CD7E5397F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officeooo:rsid="00285f02" officeooo:paragraph-rsid="00285f02" style:font-size-asian="32pt" style:font-size-complex="32pt"/>
    </style:style>
    <style:style style:name="P2" style:family="paragraph" style:parent-style-name="Standard">
      <style:paragraph-properties fo:text-align="center" style:justify-single-word="false"/>
      <style:text-properties fo:font-size="14pt" officeooo:rsid="00285f02" officeooo:paragraph-rsid="00285f02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officeooo:rsid="002a2828" officeooo:paragraph-rsid="002a2828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rsid="00285f02" officeooo:paragraph-rsid="00285f02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40pt" fo:font-weight="bold" officeooo:rsid="00285f02" officeooo:paragraph-rsid="00285f02" style:font-size-asian="40pt" style:font-weight-asian="bold" style:font-size-complex="40pt" style:font-weight-complex="bold"/>
    </style:style>
    <style:style style:name="T1" style:family="text">
      <style:text-properties officeooo:rsid="002a2828"/>
    </style:style>
    <style:style style:name="T2" style:family="text">
      <style:text-properties officeooo:rsid="002ad72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2"/>
      <text:p text:style-name="P2"/>
      <text:p text:style-name="P2"><draw:frame draw:style-name="fr1" draw:name="Image1" text:anchor-type="char" svg:x="2.5772in" svg:y="0.0984in" svg:width="0.5799in" svg:height="0.8201in" draw:z-index="0"><draw:image xlink:href="Pictures/10001DBD000052220000741E43E0F30E18BCA44F.svg" xlink:type="simple" xlink:show="embed" xlink:actuate="onLoad" draw:mime-type="image/svg+xml"/><draw:image xlink:href="Pictures/100002010000025300000349F03DBC013726D80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5">C<text:span text:style-name="T2">a</text:span> <text:span text:style-name="T1">N</text:span><text:span text:style-name="T2">guyện</text:span><draw:frame draw:style-name="fr1" draw:name="Image2" text:anchor-type="char" svg:x="2.039in" svg:y="2.8909in" svg:width="1.75in" svg:height="2.3311in" draw:z-index="1"><draw:image xlink:href="Pictures/10003FF500001F1C00002972344E1AE2F2486902.svg" xlink:type="simple" xlink:show="embed" xlink:actuate="onLoad" draw:mime-type="image/svg+xml"/><draw:image xlink:href="Pictures/1000020100000178000001F5255396CD7E5397F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vi" fo:country="V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vi" fo:country="V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2291in" fo:margin-right="1.20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5T17:11:47.534755946</meta:creation-date>
    <dc:date>2021-11-27T17:21:42.963000000</dc:date>
    <meta:editing-duration>PT8H37M55S</meta:editing-duration>
    <meta:editing-cycles>32</meta:editing-cycles>
    <meta:generator>LibreOffice/7.1.4.2$Windows_X86_64 LibreOffice_project/a529a4fab45b75fefc5b6226684193eb000654f6</meta:generator>
    <meta:document-statistic meta:table-count="0" meta:image-count="2" meta:object-count="0" meta:page-count="1" meta:paragraph-count="1" meta:word-count="2" meta:character-count="9" meta:non-whitespace-character-count="8"/>
  </office:meta>
</office:document-meta>
</file>